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-43" calcext:value-type="float">
            <text:p>-43</text:p>
          </table:table-cell>
          <table:table-cell office:value-type="float" office:value="611" calcext:value-type="float">
            <text:p>611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ACOS(([.E3]-[.C3])/SQRT(([.E3]-[.C3])*([.E3]-[.C3])+([.D3]-[.B3])*([.D3]-[.B3])))" office:value-type="float" office:value="0.0528607622425139" calcext:value-type="float">
            <text:p>0.0528607622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23" calcext:value-type="float">
            <text:p>-23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ACOS(([.E4]-[.C4])/SQRT(([.E4]-[.C4])*([.E4]-[.C4])+([.D4]-[.B4])*([.D4]-[.B4])))" office:value-type="float" office:value="0.0525830616109408" calcext:value-type="float">
            <text:p>0.052583061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-44" calcext:value-type="float">
            <text:p>-44</text:p>
          </table:table-cell>
          <table:table-cell office:value-type="float" office:value="612" calcext:value-type="float">
            <text:p>612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ACOS(([.E5]-[.C5])/SQRT(([.E5]-[.C5])*([.E5]-[.C5])+([.D5]-[.B5])*([.D5]-[.B5])))" office:value-type="float" office:value="0.0523082608484185" calcext:value-type="float">
            <text:p>0.052308260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56" calcext:value-type="float">
            <text:p>-56</text:p>
          </table:table-cell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6]-[.C6])/SQRT(([.E6]-[.C6])*([.E6]-[.C6])+([.D6]-[.B6])*([.D6]-[.B6])))" office:value-type="float" office:value="0.0190453159820189" calcext:value-type="float">
            <text:p>0.01904531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-42" calcext:value-type="float">
            <text:p>-42</text:p>
          </table:table-cell>
          <table:table-cell office:value-type="float" office:value="613" calcext:value-type="float">
            <text:p>61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ACOS(([.E7]-[.C7])/SQRT(([.E7]-[.C7])*([.E7]-[.C7])+([.D7]-[.B7])*([.D7]-[.B7])))" office:value-type="float" office:value="0.0425275346197844" calcext:value-type="float">
            <text:p>0.042527534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COS(([.E8]-[.C8])/SQRT(([.E8]-[.C8])*([.E8]-[.C8])+([.D8]-[.B8])*([.D8]-[.B8])))" office:value-type="float" office:value="0.0319040644850251" calcext:value-type="float">
            <text:p>0.0319040645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ACOS(([.E9]-[.C9])/SQRT(([.E9]-[.C9])*([.E9]-[.C9])+([.D9]-[.B9])*([.D9]-[.B9])))" office:value-type="float" office:value="0.0420804074418886" calcext:value-type="float">
            <text:p>0.042080407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0" calcext:value-type="float">
            <text:p>6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ACOS(([.E10]-[.C10])/SQRT(([.E10]-[.C10])*([.E10]-[.C10])+([.D10]-[.B10])*([.D10]-[.B10])))" office:value-type="float" office:value="0.0644268394255532" calcext:value-type="float">
            <text:p>0.0644268394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-37" calcext:value-type="float">
            <text:p>-37</text:p>
          </table:table-cell>
          <table:table-cell office:value-type="float" office:value="609" calcext:value-type="float">
            <text:p>60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COS(([.E11]-[.C11])/SQRT(([.E11]-[.C11])*([.E11]-[.C11])+([.D11]-[.B11])*([.D11]-[.B11])))" office:value-type="float" office:value="0.0208303200362173" calcext:value-type="float">
            <text:p>0.02083032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1" calcext:value-type="float">
            <text:p>61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12]-[.C12])/SQRT(([.E12]-[.C12])*([.E12]-[.C12])+([.D12]-[.B12])*([.D12]-[.B12])))" office:value-type="float" office:value="0.0525830616109408" calcext:value-type="float">
            <text:p>0.052583061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2" calcext:value-type="float">
            <text:p>61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COS(([.E13]-[.C13])/SQRT(([.E13]-[.C13])*([.E13]-[.C13])+([.D13]-[.B13])*([.D13]-[.B13])))" office:value-type="float" office:value="0.0420804074418886" calcext:value-type="float">
            <text:p>0.042080407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COS(([.E14]-[.C14])/SQRT(([.E14]-[.C14])*([.E14]-[.C14])+([.D14]-[.B14])*([.D14]-[.B14])))" office:value-type="float" office:value="0.0416425790985869" calcext:value-type="float">
            <text:p>0.0416425791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26" calcext:value-type="float">
            <text:p>-26</text:p>
          </table:table-cell>
          <table:table-cell office:value-type="float" office:value="613" calcext:value-type="float">
            <text:p>61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COS(([.E15]-[.C15])/SQRT(([.E15]-[.C15])*([.E15]-[.C15])+([.D15]-[.B15])*([.D15]-[.B15])))" office:value-type="float" office:value="0.0630741178969108" calcext:value-type="float">
            <text:p>0.063074117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41" calcext:value-type="float">
            <text:p>-41</text:p>
          </table:table-cell>
          <table:table-cell office:value-type="float" office:value="614" calcext:value-type="float">
            <text:p>61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ACOS(([.E16]-[.C16])/SQRT(([.E16]-[.C16])*([.E16]-[.C16])+([.D16]-[.B16])*([.D16]-[.B16])))" office:value-type="float" office:value="0.0525830616109408" calcext:value-type="float">
            <text:p>0.052583061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5" calcext:value-type="float">
            <text:p>-45</text:p>
          </table:table-cell>
          <table:table-cell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17]-[.C17])/SQRT(([.E17]-[.C17])*([.E17]-[.C17])+([.D17]-[.B17])*([.D17]-[.B17])))" office:value-type="float" office:value="0.0319040644850251" calcext:value-type="float">
            <text:p>0.0319040645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COS(([.E18]-[.C18])/SQRT(([.E18]-[.C18])*([.E18]-[.C18])+([.D18]-[.B18])*([.D18]-[.B18])))" office:value-type="float" office:value="0.0319040644850251" calcext:value-type="float">
            <text:p>0.0319040645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ACOS(([.E19]-[.C19])/SQRT(([.E19]-[.C19])*([.E19]-[.C19])+([.D19]-[.B19])*([.D19]-[.B19])))" office:value-type="float" office:value="0.0420804074418886" calcext:value-type="float">
            <text:p>0.042080407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35" calcext:value-type="float">
            <text:p>-35</text:p>
          </table:table-cell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ACOS(([.E20]-[.C20])/SQRT(([.E20]-[.C20])*([.E20]-[.C20])+([.D20]-[.B20])*([.D20]-[.B20])))" office:value-type="float" office:value="0.0630741178969108" calcext:value-type="float">
            <text:p>0.063074117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-32" calcext:value-type="float">
            <text:p>-32</text:p>
          </table:table-cell>
          <table:table-cell office:value-type="float" office:value="610" calcext:value-type="float">
            <text:p>61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ACOS(([.E21]-[.C21])/SQRT(([.E21]-[.C21])*([.E21]-[.C21])+([.D21]-[.B21])*([.D21]-[.B21])))" office:value-type="float" office:value="0.084901793449722" calcext:value-type="float">
            <text:p>0.084901793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2" calcext:value-type="float">
            <text:p>61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ACOS(([.E22]-[.C22])/SQRT(([.E22]-[.C22])*([.E22]-[.C22])+([.D22]-[.B22])*([.D22]-[.B22])))" office:value-type="float" office:value="0.0420804074418886" calcext:value-type="float">
            <text:p>0.04208040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5" calcext:value-type="float">
            <text:p>595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ACOS(([.E24]-[.C24])/SQRT(([.E24]-[.C24])*([.E24]-[.C24])+([.D24]-[.B24])*([.D24]-[.B24])))" office:value-type="float" office:value="0.52183427981441" calcext:value-type="float">
            <text:p>0.5218342798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87" calcext:value-type="float">
            <text:p>587</text:p>
          </table:table-cell>
          <table:table-cell office:value-type="float" office:value="-148" calcext:value-type="float">
            <text:p>-148</text:p>
          </table:table-cell>
          <table:table-cell/>
          <table:table-cell table:formula="of:=ACOS(([.E25]-[.C25])/SQRT(([.E25]-[.C25])*([.E25]-[.C25])+([.D25]-[.B25])*([.D25]-[.B25])))" office:value-type="float" office:value="0.382486572543933" calcext:value-type="float">
            <text:p>0.382486572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95" calcext:value-type="float">
            <text:p>595</text:p>
          </table:table-cell>
          <table:table-cell office:value-type="float" office:value="-170" calcext:value-type="float">
            <text:p>-170</text:p>
          </table:table-cell>
          <table:table-cell/>
          <table:table-cell table:formula="of:=ACOS(([.E26]-[.C26])/SQRT(([.E26]-[.C26])*([.E26]-[.C26])+([.D26]-[.B26])*([.D26]-[.B26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97" calcext:value-type="float">
            <text:p>597</text:p>
          </table:table-cell>
          <table:table-cell office:value-type="float" office:value="-152" calcext:value-type="float">
            <text:p>-152</text:p>
          </table:table-cell>
          <table:table-cell/>
          <table:table-cell table:formula="of:=ACOS(([.E27]-[.C27])/SQRT(([.E27]-[.C27])*([.E27]-[.C27])+([.D27]-[.B27])*([.D27]-[.B27])))" office:value-type="float" office:value="0.496810801503371" calcext:value-type="float">
            <text:p>0.496810801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ACOS(([.E28]-[.C28])/SQRT(([.E28]-[.C28])*([.E28]-[.C28])+([.D28]-[.B28])*([.D28]-[.B28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3" calcext:value-type="float">
            <text:p>-243</text:p>
          </table:table-cell>
          <table:table-cell office:value-type="float" office:value="596" calcext:value-type="float">
            <text:p>596</text:p>
          </table:table-cell>
          <table:table-cell office:value-type="float" office:value="-162" calcext:value-type="float">
            <text:p>-162</text:p>
          </table:table-cell>
          <table:table-cell/>
          <table:table-cell table:formula="of:=ACOS(([.E29]-[.C29])/SQRT(([.E29]-[.C29])*([.E29]-[.C29])+([.D29]-[.B29])*([.D29]-[.B29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-241" calcext:value-type="float">
            <text:p>-241</text:p>
          </table:table-cell>
          <table:table-cell office:value-type="float" office:value="598" calcext:value-type="float">
            <text:p>598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ACOS(([.E30]-[.C30])/SQRT(([.E30]-[.C30])*([.E30]-[.C30])+([.D30]-[.B30])*([.D30]-[.B30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7" calcext:value-type="float">
            <text:p>-247</text:p>
          </table:table-cell>
          <table:table-cell office:value-type="float" office:value="596" calcext:value-type="float">
            <text:p>596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1]-[.C31])/SQRT(([.E31]-[.C31])*([.E31]-[.C31])+([.D31]-[.B31])*([.D31]-[.B31])))" office:value-type="float" office:value="0.515244963686043" calcext:value-type="float">
            <text:p>0.515244963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ACOS(([.E32]-[.C32])/SQRT(([.E32]-[.C32])*([.E32]-[.C32])+([.D32]-[.B32])*([.D32]-[.B32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87" calcext:value-type="float">
            <text:p>587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3]-[.C33])/SQRT(([.E33]-[.C33])*([.E33]-[.C33])+([.D33]-[.B33])*([.D33]-[.B33])))" office:value-type="float" office:value="0.421419206887804" calcext:value-type="float">
            <text:p>0.4214192069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-254" calcext:value-type="float">
            <text:p>-254</text:p>
          </table:table-cell>
          <table:table-cell office:value-type="float" office:value="585" calcext:value-type="float">
            <text:p>585</text:p>
          </table:table-cell>
          <table:table-cell office:value-type="float" office:value="-172" calcext:value-type="float">
            <text:p>-172</text:p>
          </table:table-cell>
          <table:table-cell/>
          <table:table-cell table:formula="of:=ACOS(([.E34]-[.C34])/SQRT(([.E34]-[.C34])*([.E34]-[.C34])+([.D34]-[.B34])*([.D34]-[.B34])))" office:value-type="float" office:value="0.443945725087997" calcext:value-type="float">
            <text:p>0.4439457251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1" calcext:value-type="float">
            <text:p>-241</text:p>
          </table:table-cell>
          <table:table-cell office:value-type="float" office:value="597" calcext:value-type="float">
            <text:p>597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ACOS(([.E35]-[.C35])/SQRT(([.E35]-[.C35])*([.E35]-[.C35])+([.D35]-[.B35])*([.D35]-[.B35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-250" calcext:value-type="float">
            <text:p>-250</text:p>
          </table:table-cell>
          <table:table-cell office:value-type="float" office:value="594" calcext:value-type="float">
            <text:p>594</text:p>
          </table:table-cell>
          <table:table-cell office:value-type="float" office:value="-169" calcext:value-type="float">
            <text:p>-169</text:p>
          </table:table-cell>
          <table:table-cell/>
          <table:table-cell table:formula="of:=ACOS(([.E36]-[.C36])/SQRT(([.E36]-[.C36])*([.E36]-[.C36])+([.D36]-[.B36])*([.D36]-[.B36])))" office:value-type="float" office:value="0.525768533989191" calcext:value-type="float">
            <text:p>0.52576853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7" calcext:value-type="float">
            <text:p>597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7]-[.C37])/SQRT(([.E37]-[.C37])*([.E37]-[.C37])+([.D37]-[.B37])*([.D37]-[.B37])))" office:value-type="float" office:value="0.534955073786096" calcext:value-type="float">
            <text:p>0.5349550738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-238" calcext:value-type="float">
            <text:p>-238</text:p>
          </table:table-cell>
          <table:table-cell office:value-type="float" office:value="598" calcext:value-type="float">
            <text:p>598</text:p>
          </table:table-cell>
          <table:table-cell office:value-type="float" office:value="-156" calcext:value-type="float">
            <text:p>-156</text:p>
          </table:table-cell>
          <table:table-cell/>
          <table:table-cell table:formula="of:=ACOS(([.E38]-[.C38])/SQRT(([.E38]-[.C38])*([.E38]-[.C38])+([.D38]-[.B38])*([.D38]-[.B38])))" office:value-type="float" office:value="0.501906443051993" calcext:value-type="float">
            <text:p>0.5019064431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-237" calcext:value-type="float">
            <text:p>-237</text:p>
          </table:table-cell>
          <table:table-cell office:value-type="float" office:value="597" calcext:value-type="float">
            <text:p>597</text:p>
          </table:table-cell>
          <table:table-cell office:value-type="float" office:value="-155" calcext:value-type="float">
            <text:p>-155</text:p>
          </table:table-cell>
          <table:table-cell/>
          <table:table-cell table:formula="of:=ACOS(([.E39]-[.C39])/SQRT(([.E39]-[.C39])*([.E39]-[.C39])+([.D39]-[.B39])*([.D39]-[.B39])))" office:value-type="float" office:value="0.51123071227779" calcext:value-type="float">
            <text:p>0.5112307123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-233" calcext:value-type="float">
            <text:p>-233</text:p>
          </table:table-cell>
          <table:table-cell office:value-type="float" office:value="600" calcext:value-type="float">
            <text:p>600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ACOS(([.E40]-[.C40])/SQRT(([.E40]-[.C40])*([.E40]-[.C40])+([.D40]-[.B40])*([.D40]-[.B40])))" office:value-type="float" office:value="0.496810801503371" calcext:value-type="float">
            <text:p>0.49681080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44" calcext:value-type="float">
            <text:p>-244</text:p>
          </table:table-cell>
          <table:table-cell office:value-type="float" office:value="595" calcext:value-type="float">
            <text:p>595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41]-[.C41])/SQRT(([.E41]-[.C41])*([.E41]-[.C41])+([.D41]-[.B41])*([.D41]-[.B41])))" office:value-type="float" office:value="0.531177619225765" calcext:value-type="float">
            <text:p>0.531177619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-255" calcext:value-type="float">
            <text:p>-255</text:p>
          </table:table-cell>
          <table:table-cell office:value-type="float" office:value="595" calcext:value-type="float">
            <text:p>595</text:p>
          </table:table-cell>
          <table:table-cell office:value-type="float" office:value="-175" calcext:value-type="float">
            <text:p>-175</text:p>
          </table:table-cell>
          <table:table-cell/>
          <table:table-cell table:formula="of:=ACOS(([.E42]-[.C42])/SQRT(([.E42]-[.C42])*([.E42]-[.C42])+([.D42]-[.B42])*([.D42]-[.B42])))" office:value-type="float" office:value="0.549560013526379" calcext:value-type="float">
            <text:p>0.5495600135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-260" calcext:value-type="float">
            <text:p>-260</text:p>
          </table:table-cell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/>
          <table:table-cell table:formula="of:=ACOS(([.E43]-[.C43])/SQRT(([.E43]-[.C43])*([.E43]-[.C43])+([.D43]-[.B43])*([.D43]-[.B43])))" office:value-type="float" office:value="0.555178576120605" calcext:value-type="float">
            <text:p>0.55517857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0">
            <text:p>Slight right:</text:p>
          </table:table-cell>
          <table:table-cell office:value-type="float" office:value="540" calcext:value-type="float">
            <text:p>540</text:p>
          </table:table-cell>
          <table:table-cell office:value-type="float" office:value="252" calcext:value-type="float">
            <text:p>252</text:p>
          </table:table-cell>
          <table:table-cell office:value-type="float" office:value="594" calcext:value-type="float">
            <text:p>59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ACOS(([.E45]-[.C45])/SQRT(([.E45]-[.C45])*([.E45]-[.C45])+([.D45]-[.B45])*([.D45]-[.B45])))" office:value-type="float" office:value="2.54784298687902" calcext:value-type="float">
            <text:p>2.5478429869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ACOS(([.E46]-[.C46])/SQRT(([.E46]-[.C46])*([.E46]-[.C46])+([.D46]-[.B46])*([.D46]-[.B46])))" office:value-type="float" office:value="2.56218582686818" calcext:value-type="float">
            <text:p>2.5621858269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61" calcext:value-type="float">
            <text:p>261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ACOS(([.E47]-[.C47])/SQRT(([.E47]-[.C47])*([.E47]-[.C47])+([.D47]-[.B47])*([.D47]-[.B47])))" office:value-type="float" office:value="2.62920319327906" calcext:value-type="float">
            <text:p>2.6292031933</text:p>
          </table:table-cell>
        </table:table-row>
        <table:table-row table:style-name="ro1">
          <table:covered-table-cell/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office:value-type="float" office:value="591" calcext:value-type="float">
            <text:p>591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ACOS(([.E48]-[.C48])/SQRT(([.E48]-[.C48])*([.E48]-[.C48])+([.D48]-[.B48])*([.D48]-[.B48])))" office:value-type="float" office:value="2.6087487659704" calcext:value-type="float">
            <text:p>2.608748766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77" calcext:value-type="float">
            <text:p>277</text:p>
          </table:table-cell>
          <table:table-cell office:value-type="float" office:value="599" calcext:value-type="float">
            <text:p>59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ACOS(([.E49]-[.C49])/SQRT(([.E49]-[.C49])*([.E49]-[.C49])+([.D49]-[.B49])*([.D49]-[.B49])))" office:value-type="float" office:value="2.68901470311909" calcext:value-type="float">
            <text:p>2.6890147031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6" calcext:value-type="float">
            <text:p>256</text:p>
          </table:table-cell>
          <table:table-cell office:value-type="float" office:value="596" calcext:value-type="float">
            <text:p>59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ACOS(([.E50]-[.C50])/SQRT(([.E50]-[.C50])*([.E50]-[.C50])+([.D50]-[.B50])*([.D50]-[.B50])))" office:value-type="float" office:value="2.52494459261265" calcext:value-type="float">
            <text:p>2.5249445926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ACOS(([.E51]-[.C51])/SQRT(([.E51]-[.C51])*([.E51]-[.C51])+([.D51]-[.B51])*([.D51]-[.B51])))" office:value-type="float" office:value="2.62798664886704" calcext:value-type="float">
            <text:p>2.6279866489</text:p>
          </table:table-cell>
        </table:table-row>
        <table:table-row table:style-name="ro1">
          <table:covered-table-cell/>
          <table:table-cell office:value-type="float" office:value="539" calcext:value-type="float">
            <text:p>539</text:p>
          </table:table-cell>
          <table:table-cell office:value-type="float" office:value="256" calcext:value-type="float">
            <text:p>256</text:p>
          </table:table-cell>
          <table:table-cell office:value-type="float" office:value="594" calcext:value-type="float">
            <text:p>59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ACOS(([.E52]-[.C52])/SQRT(([.E52]-[.C52])*([.E52]-[.C52])+([.D52]-[.B52])*([.D52]-[.B52])))" office:value-type="float" office:value="2.53341987514206" calcext:value-type="float">
            <text:p>2.5334198751</text:p>
          </table:table-cell>
        </table:table-row>
        <table:table-row table:style-name="ro1">
          <table:covered-table-cell/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office:value-type="float" office:value="515" calcext:value-type="float">
            <text:p>51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ACOS(([.E53]-[.C53])/SQRT(([.E53]-[.C53])*([.E53]-[.C53])+([.D53]-[.B53])*([.D53]-[.B53])))" office:value-type="float" office:value="2.82736075450545" calcext:value-type="float">
            <text:p>2.8273607545</text:p>
          </table:table-cell>
        </table:table-row>
        <table:table-row table:style-name="ro1">
          <table:covered-table-cell/>
          <table:table-cell office:value-type="float" office:value="533" calcext:value-type="float">
            <text:p>533</text:p>
          </table:table-cell>
          <table:table-cell office:value-type="float" office:value="270" calcext:value-type="float">
            <text:p>270</text:p>
          </table:table-cell>
          <table:table-cell office:value-type="float" office:value="590" calcext:value-type="float">
            <text:p>59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COS(([.E54]-[.C54])/SQRT(([.E54]-[.C54])*([.E54]-[.C54])+([.D54]-[.B54])*([.D54]-[.B54])))" office:value-type="float" office:value="2.50435451092418" calcext:value-type="float">
            <text:p>2.5043545109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3" calcext:value-type="float">
            <text:p>253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ACOS(([.E55]-[.C55])/SQRT(([.E55]-[.C55])*([.E55]-[.C55])+([.D55]-[.B55])*([.D55]-[.B55])))" office:value-type="float" office:value="2.54784298687902" calcext:value-type="float">
            <text:p>2.5478429869</text:p>
          </table:table-cell>
        </table:table-row>
        <table:table-row table:style-name="ro1">
          <table:covered-table-cell/>
          <table:table-cell office:value-type="float" office:value="545" calcext:value-type="float">
            <text:p>545</text:p>
          </table:table-cell>
          <table:table-cell office:value-type="float" office:value="244" calcext:value-type="float">
            <text:p>244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ACOS(([.E56]-[.C56])/SQRT(([.E56]-[.C56])*([.E56]-[.C56])+([.D56]-[.B56])*([.D56]-[.B56])))" office:value-type="float" office:value="2.55648021540537" calcext:value-type="float">
            <text:p>2.5564802154</text:p>
          </table:table-cell>
        </table:table-row>
        <table:table-row table:style-name="ro1">
          <table:covered-table-cell/>
          <table:table-cell office:value-type="float" office:value="542" calcext:value-type="float">
            <text:p>542</text:p>
          </table:table-cell>
          <table:table-cell office:value-type="float" office:value="254" calcext:value-type="float">
            <text:p>254</text:p>
          </table:table-cell>
          <table:table-cell office:value-type="float" office:value="596" calcext:value-type="float">
            <text:p>5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ACOS(([.E57]-[.C57])/SQRT(([.E57]-[.C57])*([.E57]-[.C57])+([.D57]-[.B57])*([.D57]-[.B57])))" office:value-type="float" office:value="2.54199636662078" calcext:value-type="float">
            <text:p>2.5419963666</text:p>
          </table:table-cell>
        </table:table-row>
        <table:table-row table:style-name="ro1">
          <table:covered-table-cell/>
          <table:table-cell office:value-type="float" office:value="535" calcext:value-type="float">
            <text:p>535</text:p>
          </table:table-cell>
          <table:table-cell office:value-type="float" office:value="266" calcext:value-type="float">
            <text:p>266</text:p>
          </table:table-cell>
          <table:table-cell office:value-type="float" office:value="591" calcext:value-type="float">
            <text:p>59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ACOS(([.E58]-[.C58])/SQRT(([.E58]-[.C58])*([.E58]-[.C58])+([.D58]-[.B58])*([.D58]-[.B58])))" office:value-type="float" office:value="2.51892186483273" calcext:value-type="float">
            <text:p>2.5189218648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596" calcext:value-type="float">
            <text:p>59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ACOS(([.E59]-[.C59])/SQRT(([.E59]-[.C59])*([.E59]-[.C59])+([.D59]-[.B59])*([.D59]-[.B59])))" office:value-type="float" office:value="2.53669025065438" calcext:value-type="float">
            <text:p>2.5366902507</text:p>
          </table:table-cell>
        </table:table-row>
        <table:table-row table:style-name="ro1">
          <table:covered-table-cell/>
          <table:table-cell office:value-type="float" office:value="539" calcext:value-type="float">
            <text:p>539</text:p>
          </table:table-cell>
          <table:table-cell office:value-type="float" office:value="253" calcext:value-type="float">
            <text:p>253</text:p>
          </table:table-cell>
          <table:table-cell office:value-type="float" office:value="593" calcext:value-type="float">
            <text:p>59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ACOS(([.E60]-[.C60])/SQRT(([.E60]-[.C60])*([.E60]-[.C60])+([.D60]-[.B60])*([.D60]-[.B60])))" office:value-type="float" office:value="2.54784298687902" calcext:value-type="float">
            <text:p>2.5478429869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8" calcext:value-type="float">
            <text:p>258</text:p>
          </table:table-cell>
          <table:table-cell office:value-type="float" office:value="596" calcext:value-type="float">
            <text:p>59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ACOS(([.E61]-[.C61])/SQRT(([.E61]-[.C61])*([.E61]-[.C61])+([.D61]-[.B61])*([.D61]-[.B61])))" office:value-type="float" office:value="2.52494459261265" calcext:value-type="float">
            <text:p>2.5249445926</text:p>
          </table:table-cell>
        </table:table-row>
        <table:table-row table:style-name="ro1">
          <table:covered-table-cell/>
          <table:table-cell office:value-type="float" office:value="538" calcext:value-type="float">
            <text:p>538</text:p>
          </table:table-cell>
          <table:table-cell office:value-type="float" office:value="259" calcext:value-type="float">
            <text:p>259</text:p>
          </table:table-cell>
          <table:table-cell office:value-type="float" office:value="590" calcext:value-type="float">
            <text:p>59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ACOS(([.E62]-[.C62])/SQRT(([.E62]-[.C62])*([.E62]-[.C62])+([.D62]-[.B62])*([.D62]-[.B62])))" office:value-type="float" office:value="2.55945508543085" calcext:value-type="float">
            <text:p>2.559455085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45" calcext:value-type="float">
            <text:p>245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ACOS(([.E63]-[.C63])/SQRT(([.E63]-[.C63])*([.E63]-[.C63])+([.D63]-[.B63])*([.D63]-[.B63])))" office:value-type="float" office:value="2.55359005004223" calcext:value-type="float">
            <text:p>2.55359005</text:p>
          </table:table-cell>
        </table:table-row>
        <table:table-row table:style-name="ro1">
          <table:covered-table-cell/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589" calcext:value-type="float">
            <text:p>589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ACOS(([.E64]-[.C64])/SQRT(([.E64]-[.C64])*([.E64]-[.C64])+([.D64]-[.B64])*([.D64]-[.B64])))" office:value-type="float" office:value="2.49809154479651" calcext:value-type="float">
            <text:p>2.49809154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66]-[.C66])/SQRT(([.E66]-[.C66])*([.E66]-[.C66])+([.D66]-[.B66])*([.D66]-[.B66])))" office:value-type="float" office:value="1.65308431656958" calcext:value-type="float">
            <text:p>1.6530843166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26" calcext:value-type="float">
            <text:p>-326</text:p>
          </table:table-cell>
          <table:table-cell/>
          <table:table-cell table:formula="of:=ACOS(([.E67]-[.C67])/SQRT(([.E67]-[.C67])*([.E67]-[.C67])+([.D67]-[.B67])*([.D67]-[.B67])))" office:value-type="float" office:value="1.68607245276585" calcext:value-type="float">
            <text:p>1.686072452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-313" calcext:value-type="float">
            <text:p>-313</text:p>
          </table:table-cell>
          <table:table-cell office:value-type="float" office:value="197" calcext:value-type="float">
            <text:p>197</text:p>
          </table:table-cell>
          <table:table-cell office:value-type="float" office:value="-322" calcext:value-type="float">
            <text:p>-322</text:p>
          </table:table-cell>
          <table:table-cell/>
          <table:table-cell table:formula="of:=ACOS(([.E68]-[.C68])/SQRT(([.E68]-[.C68])*([.E68]-[.C68])+([.D68]-[.B68])*([.D68]-[.B68])))" office:value-type="float" office:value="1.66427310795349" calcext:value-type="float">
            <text:p>1.664273108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1" calcext:value-type="float">
            <text:p>20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69]-[.C69])/SQRT(([.E69]-[.C69])*([.E69]-[.C69])+([.D69]-[.B69])*([.D69]-[.B69])))" office:value-type="float" office:value="1.66427310795349" calcext:value-type="float">
            <text:p>1.66427310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-309" calcext:value-type="float">
            <text:p>-309</text:p>
          </table:table-cell>
          <table:table-cell office:value-type="float" office:value="203" calcext:value-type="float">
            <text:p>2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70]-[.C70])/SQRT(([.E70]-[.C70])*([.E70]-[.C70])+([.D70]-[.B70])*([.D70]-[.B70])))" office:value-type="float" office:value="1.63673831657617" calcext:value-type="float">
            <text:p>1.6367383166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-316" calcext:value-type="float">
            <text:p>-316</text:p>
          </table:table-cell>
          <table:table-cell office:value-type="float" office:value="191" calcext:value-type="float">
            <text:p>191</text:p>
          </table:table-cell>
          <table:table-cell office:value-type="float" office:value="-327" calcext:value-type="float">
            <text:p>-327</text:p>
          </table:table-cell>
          <table:table-cell/>
          <table:table-cell table:formula="of:=ACOS(([.E71]-[.C71])/SQRT(([.E71]-[.C71])*([.E71]-[.C71])+([.D71]-[.B71])*([.D71]-[.B71])))" office:value-type="float" office:value="1.68488210596306" calcext:value-type="float">
            <text:p>1.68488210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0" calcext:value-type="float">
            <text:p>2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ACOS(([.E72]-[.C72])/SQRT(([.E72]-[.C72])*([.E72]-[.C72])+([.D72]-[.B72])*([.D72]-[.B72])))" office:value-type="float" office:value="1.64434761728344" calcext:value-type="float">
            <text:p>1.6443476173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table:formula="of:=314"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73]-[.C73])/SQRT(([.E73]-[.C73])*([.E73]-[.C73])+([.D73]-[.B73])*([.D73]-[.B73])))" office:value-type="float" office:value="2.99354723552999" calcext:value-type="float">
            <text:p>2.9935472355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7" calcext:value-type="float">
            <text:p>197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4]-[.C74])/SQRT(([.E74]-[.C74])*([.E74]-[.C74])+([.D74]-[.B74])*([.D74]-[.B74])))" office:value-type="float" office:value="1.65393755868334" calcext:value-type="float">
            <text:p>1.6539375587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-314" calcext:value-type="float">
            <text:p>-314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75]-[.C75])/SQRT(([.E75]-[.C75])*([.E75]-[.C75])+([.D75]-[.B75])*([.D75]-[.B75])))" office:value-type="float" office:value="1.66525126218994" calcext:value-type="float">
            <text:p>1.665251262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-308" calcext:value-type="float">
            <text:p>-308</text:p>
          </table:table-cell>
          <table:table-cell office:value-type="float" office:value="203" calcext:value-type="float">
            <text:p>203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ACOS(([.E76]-[.C76])/SQRT(([.E76]-[.C76])*([.E76]-[.C76])+([.D76]-[.B76])*([.D76]-[.B76])))" office:value-type="float" office:value="1.64358417539882" calcext:value-type="float">
            <text:p>1.643584175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7]-[.C77])/SQRT(([.E77]-[.C77])*([.E77]-[.C77])+([.D77]-[.B77])*([.D77]-[.B77])))" office:value-type="float" office:value="1.64358417539882" calcext:value-type="float">
            <text:p>1.643584175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-311" calcext:value-type="float">
            <text:p>-311</text:p>
          </table:table-cell>
          <table:table-cell office:value-type="float" office:value="196" calcext:value-type="float">
            <text:p>196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8]-[.C78])/SQRT(([.E78]-[.C78])*([.E78]-[.C78])+([.D78]-[.B78])*([.D78]-[.B78])))" office:value-type="float" office:value="1.66427310795349" calcext:value-type="float">
            <text:p>1.66427310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09" calcext:value-type="float">
            <text:p>-309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ACOS(([.E79]-[.C79])/SQRT(([.E79]-[.C79])*([.E79]-[.C79])+([.D79]-[.B79])*([.D79]-[.B79])))" office:value-type="float" office:value="1.65393755868334" calcext:value-type="float">
            <text:p>1.6539375587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1" calcext:value-type="float">
            <text:p>-321</text:p>
          </table:table-cell>
          <table:table-cell/>
          <table:table-cell table:formula="of:=ACOS(([.E80]-[.C80])/SQRT(([.E80]-[.C80])*([.E80]-[.C80])+([.D80]-[.B80])*([.D80]-[.B80])))" office:value-type="float" office:value="1.66427310795349" calcext:value-type="float">
            <text:p>1.66427310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ACOS(([.E81]-[.C81])/SQRT(([.E81]-[.C81])*([.E81]-[.C81])+([.D81]-[.B81])*([.D81]-[.B81])))" office:value-type="float" office:value="1.64358417539882" calcext:value-type="float">
            <text:p>1.643584175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-313" calcext:value-type="float">
            <text:p>-313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82]-[.C82])/SQRT(([.E82]-[.C82])*([.E82]-[.C82])+([.D82]-[.B82])*([.D82]-[.B82])))" office:value-type="float" office:value="1.67458866725194" calcext:value-type="float">
            <text:p>1.6745886673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83]-[.C83])/SQRT(([.E83]-[.C83])*([.E83]-[.C83])+([.D83]-[.B83])*([.D83]-[.B83])))" office:value-type="float" office:value="1.65393755868334" calcext:value-type="float">
            <text:p>1.6539375587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-303" calcext:value-type="float">
            <text:p>-303</text:p>
          </table:table-cell>
          <table:table-cell office:value-type="float" office:value="206" calcext:value-type="float">
            <text:p>206</text:p>
          </table:table-cell>
          <table:table-cell office:value-type="float" office:value="-308" calcext:value-type="float">
            <text:p>-308</text:p>
          </table:table-cell>
          <table:table-cell/>
          <table:table-cell table:formula="of:=ACOS(([.E84]-[.C84])/SQRT(([.E84]-[.C84])*([.E84]-[.C84])+([.D84]-[.B84])*([.D84]-[.B84])))" office:value-type="float" office:value="1.62283264160411" calcext:value-type="float">
            <text:p>1.6228326416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85]-[.C85])/SQRT(([.E85]-[.C85])*([.E85]-[.C85])+([.D85]-[.B85])*([.D85]-[.B85])))" office:value-type="float" office:value="1.63321513679085" calcext:value-type="float">
            <text:p>1.633215136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-310" calcext:value-type="float">
            <text:p>-310</text:p>
          </table:table-cell>
          <table:table-cell office:value-type="float" office:value="204" calcext:value-type="float">
            <text:p>2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86]-[.C86])/SQRT(([.E86]-[.C86])*([.E86]-[.C86])+([.D86]-[.B86])*([.D86]-[.B86])))" office:value-type="float" office:value="1.63321513679085" calcext:value-type="float">
            <text:p>1.63321513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4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88]-[.C88])/SQRT(([.E88]-[.C88])*([.E88]-[.C88])+([.D88]-[.B88])*([.D88]-[.B88])))" office:value-type="float" office:value="1.60203616022517" calcext:value-type="float">
            <text:p>1.6020361602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89]-[.C89])/SQRT(([.E89]-[.C89])*([.E89]-[.C89])+([.D89]-[.B89])*([.D89]-[.B89])))" office:value-type="float" office:value="1.7141363818405" calcext:value-type="float">
            <text:p>1.714136381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0]-[.C90])/SQRT(([.E90]-[.C90])*([.E90]-[.C90])+([.D90]-[.B90])*([.D90]-[.B90])))" office:value-type="float" office:value="1.72579306871884" calcext:value-type="float">
            <text:p>1.7257930687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ACOS(([.E91]-[.C91])/SQRT(([.E91]-[.C91])*([.E91]-[.C91])+([.D91]-[.B91])*([.D91]-[.B91])))" office:value-type="float" office:value="1.75805024652838" calcext:value-type="float">
            <text:p>1.7580502465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ACOS(([.E92]-[.C92])/SQRT(([.E92]-[.C92])*([.E92]-[.C92])+([.D92]-[.B92])*([.D92]-[.B92])))" office:value-type="float" office:value="1.72579306871884" calcext:value-type="float">
            <text:p>1.725793068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3]-[.C93])/SQRT(([.E93]-[.C93])*([.E93]-[.C93])+([.D93]-[.B93])*([.D93]-[.B93])))" office:value-type="float" office:value="1.73939326640433" calcext:value-type="float">
            <text:p>1.739393266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COS(([.E94]-[.C94])/SQRT(([.E94]-[.C94])*([.E94]-[.C94])+([.D94]-[.B94])*([.D94]-[.B94])))" office:value-type="float" office:value="1.72739820377691" calcext:value-type="float">
            <text:p>1.7273982038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95]-[.C95])/SQRT(([.E95]-[.C95])*([.E95]-[.C95])+([.D95]-[.B95])*([.D95]-[.B95])))" office:value-type="float" office:value="1.73594500420952" calcext:value-type="float">
            <text:p>1.7359450042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 office:value-type="float" office:value="98" calcext:value-type="float">
            <text:p>9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96]-[.C96])/SQRT(([.E96]-[.C96])*([.E96]-[.C96])+([.D96]-[.B96])*([.D96]-[.B96])))" office:value-type="float" office:value="1.73594500420952" calcext:value-type="float">
            <text:p>1.7359450042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7]-[.C97])/SQRT(([.E97]-[.C97])*([.E97]-[.C97])+([.D97]-[.B97])*([.D97]-[.B97])))" office:value-type="float" office:value="1.71560882503384" calcext:value-type="float">
            <text:p>1.715608825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326" calcext:value-type="float">
            <text:p>326</text:p>
          </table:table-cell>
          <table:table-cell office:value-type="float" office:value="107" calcext:value-type="float">
            <text:p>107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98]-[.C98])/SQRT(([.E98]-[.C98])*([.E98]-[.C98])+([.D98]-[.B98])*([.D98]-[.B98])))" office:value-type="float" office:value="1.70539424095536" calcext:value-type="float">
            <text:p>1.705394241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328" calcext:value-type="float">
            <text:p>328</text:p>
          </table:table-cell>
          <table:table-cell office:value-type="float" office:value="105" calcext:value-type="float">
            <text:p>10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COS(([.E99]-[.C99])/SQRT(([.E99]-[.C99])*([.E99]-[.C99])+([.D99]-[.B99])*([.D99]-[.B99])))" office:value-type="float" office:value="1.71560882503384" calcext:value-type="float">
            <text:p>1.715608825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92" calcext:value-type="float">
            <text:p>9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0]-[.C100])/SQRT(([.E100]-[.C100])*([.E100]-[.C100])+([.D100]-[.B100])*([.D100]-[.B100])))" office:value-type="float" office:value="1.74606270279798" calcext:value-type="float">
            <text:p>1.746062702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101]-[.C101])/SQRT(([.E101]-[.C101])*([.E101]-[.C101])+([.D101]-[.B101])*([.D101]-[.B101])))" office:value-type="float" office:value="1.73594500420952" calcext:value-type="float">
            <text:p>1.7359450042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102]-[.C102])/SQRT(([.E102]-[.C102])*([.E102]-[.C102])+([.D102]-[.B102])*([.D102]-[.B102])))" office:value-type="float" office:value="1.74786948157377" calcext:value-type="float">
            <text:p>1.7478694816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335" calcext:value-type="float">
            <text:p>335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103]-[.C103])/SQRT(([.E103]-[.C103])*([.E103]-[.C103])+([.D103]-[.B103])*([.D103]-[.B103])))" office:value-type="float" office:value="1.73594500420952" calcext:value-type="float">
            <text:p>1.7359450042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4]-[.C104])/SQRT(([.E104]-[.C104])*([.E104]-[.C104])+([.D104]-[.B104])*([.D104]-[.B104])))" office:value-type="float" office:value="1.74606270279798" calcext:value-type="float">
            <text:p>1.746062702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330" calcext:value-type="float">
            <text:p>330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105]-[.C105])/SQRT(([.E105]-[.C105])*([.E105]-[.C105])+([.D105]-[.B105])*([.D105]-[.B105])))" office:value-type="float" office:value="1.72181166971626" calcext:value-type="float">
            <text:p>1.721811669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6]-[.C106])/SQRT(([.E106]-[.C106])*([.E106]-[.C106])+([.D106]-[.B106])*([.D106]-[.B106])))" office:value-type="float" office:value="1.72903665124578" calcext:value-type="float">
            <text:p>1.729036651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328" calcext:value-type="float">
            <text:p>328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107]-[.C107])/SQRT(([.E107]-[.C107])*([.E107]-[.C107])+([.D107]-[.B107])*([.D107]-[.B107])))" office:value-type="float" office:value="1.72739820377691" calcext:value-type="float">
            <text:p>1.7273982038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office:value-type="float" office:value="102" calcext:value-type="float">
            <text:p>1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ACOS(([.E108]-[.C108])/SQRT(([.E108]-[.C108])*([.E108]-[.C108])+([.D108]-[.B108])*([.D108]-[.B108])))" office:value-type="float" office:value="1.71711161479993" calcext:value-type="float">
            <text:p>1.717111614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325" calcext:value-type="float">
            <text:p>325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109]-[.C109])/SQRT(([.E109]-[.C109])*([.E109]-[.C109])+([.D109]-[.B109])*([.D109]-[.B109])))" office:value-type="float" office:value="1.71560882503384" calcext:value-type="float">
            <text:p>1.715608825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110]-[.C110])/SQRT(([.E110]-[.C110])*([.E110]-[.C110])+([.D110]-[.B110])*([.D110]-[.B110])))" office:value-type="float" office:value="1.72739820377691" calcext:value-type="float">
            <text:p>1.7273982038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ACOS(([.E111]-[.C111])/SQRT(([.E111]-[.C111])*([.E111]-[.C111])+([.D111]-[.B111])*([.D111]-[.B111])))" office:value-type="float" office:value="1.72903665124578" calcext:value-type="float">
            <text:p>1.7290366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4:30:41.168295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09T14:44:41.325208157</dc:date>
    <meta:editing-duration>PT13M11S</meta:editing-duration>
    <meta:editing-cycles>9</meta:editing-cycles>
    <meta:generator>LibreOffice/4.2.8.2$Linux_X86_64 LibreOffice_project/420m0$Build-2</meta:generator>
    <meta:document-statistic meta:table-count="1" meta:cell-count="535" meta:object-count="0"/>
  </office:meta>
</office:document-meta>
</file>